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text-indent="0.5in" style:auto-text-indent="false"/>
    </style:style>
    <style:style style:name="P2" style:family="paragraph" style:parent-style-name="Standard" style:master-page-name="Standard">
      <style:paragraph-properties fo:margin-left="0in" fo:margin-right="0in" fo:margin-top="0in" fo:margin-bottom="0in" loext:contextual-spacing="false" fo:text-indent="0.5in" style:auto-text-indent="false" style:page-number="1"/>
    </style:style>
    <style:style style:name="P3" style:family="paragraph" style:parent-style-name="Standard">
      <style:paragraph-properties fo:margin-left="0in" fo:margin-right="0in" fo:margin-top="0in" fo:margin-bottom="0in" loext:contextual-spacing="false" fo:text-indent="0in" style:auto-text-inden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oes Algorithmic Trading improve liquidity? The reason for this question is that recently AT has increased continuously. Should it be encouraged? The preconceived idea is that AT improves liquidity and therefore it is a positive influence for the market as it reduces the cost of capital for firms.</text:p>
      <text:p text:style-name="P3"/>
      <text:p text:style-name="P1">How to measure liquidity? The researchers have found an answer to this question, introducing various measures.</text:p>
      <text:p text:style-name="P3">The liquidity measure ‘effective spread’ is the price difference between the midpoint of the bid and ask quotes and the actual price of the transaction paid for a certain financial product. It has a unit of a currency, but in the paper they define the ‘proportional effective half-spread’, which has no unit because it is normalized by the midpoint of the bind and ask quotes.</text:p>
      <text:p text:style-name="P1">How to measure the evolution of AT? It is impossible to distinguish when an order has been made through an algorithm or a person. Most algorithms though send messages electronically to place order the authors use the rate of electronic message traffic as a proxy for the amount of AT taking place. One can not simply use the raw message traffic numbers, because there has been an increase in trading volume over the years. Without normalization a raw message traffic measure might overestimate the increase in trading. Therefore, normalizing w.r.t. Trading volume seems a good idea. Finally, ‘algo_trad’ (the measure for AT) is the dollar volume per electronic messages times (-1). (the different measures are also divided by quantiles of market capitalization). </text:p>
      <text:p text:style-name="P1">The econometric analysis is done monthly. We can observe that the AT proxy is growing during the study’s sample period. Whereas the spreads are decreasing, which means that liquidity increased.</text:p>
      <text:p text:style-name="P1"/>
      <text:p text:style-name="P1">The main regression being considered is: the liquidity equals alpha plus beta times the AT proxy plus the error. The problem is that AT is an endogenous variable, because it is chosen by traders in function of some parameters and the liquidi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loext:contextual-spacing="tru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6" meta:word-count="323" meta:character-count="1984" meta:non-whitespace-character-count="1666"/>
    <meta:generator>LibreOfficeDev/6.0.5.2$Linux_X86_64 LibreOffice_project/</meta:generator>
  </office:meta>
</office:document-meta>
</file>